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037a9c" officeooo:paragraph-rsid="00037a9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4c4fd" officeooo:paragraph-rsid="0004c4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0pt" fo:font-weight="bold" officeooo:rsid="00018272" officeooo:paragraph-rsid="00018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18272" officeooo:paragraph-rsid="0001827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4c4fd" officeooo:paragraph-rsid="0004c4f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0897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2b29e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9ed43" officeooo:paragraph-rsid="0009ed4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2d905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6569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6ceff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486337" officeooo:paragraph-rsid="0048633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6bed6c" officeooo:paragraph-rsid="006bed6c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6eda05" officeooo:paragraph-rsid="006eda05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4764" officeooo:paragraph-rsid="00704764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e7b9" officeooo:paragraph-rsid="0070e7b9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15910" officeooo:paragraph-rsid="00715910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342e2" officeooo:paragraph-rsid="007342e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73cbc3" officeooo:paragraph-rsid="0073cbc3" style:font-size-asian="11pt" style:font-weight-asian="normal" style:font-size-complex="11pt" style:font-weight-complex="normal"/>
    </style:style>
    <style:style style:name="T1" style:family="text">
      <style:text-properties officeooo:rsid="0009ed43"/>
    </style:style>
    <style:style style:name="T2" style:family="text">
      <style:text-properties style:font-name="Century Schoolbook L"/>
    </style:style>
    <style:style style:name="T3" style:family="text">
      <style:text-properties style:font-name="Century Schoolbook L" style:text-underline-style="none"/>
    </style:style>
    <style:style style:name="T4" style:family="text">
      <style:text-properties style:font-name="Century Schoolbook L" fo:font-size="11pt" style:font-size-asian="11pt" style:font-size-complex="11pt"/>
    </style:style>
    <style:style style:name="T5" style:family="text">
      <style:text-properties style:font-name="Century Schoolbook L" fo:font-size="11pt" style:text-underline-style="none" style:font-size-asian="11pt" style:font-size-complex="11pt"/>
    </style:style>
    <style:style style:name="T6" style:family="text">
      <style:text-properties officeooo:rsid="002b29e8"/>
    </style:style>
    <style:style style:name="T7" style:family="text">
      <style:text-properties officeooo:rsid="003d9e7c"/>
    </style:style>
    <style:style style:name="T8" style:family="text">
      <style:text-properties officeooo:rsid="003dbcf1"/>
    </style:style>
    <style:style style:name="T9" style:family="text">
      <style:text-properties officeooo:rsid="00461e4f"/>
    </style:style>
    <style:style style:name="T10" style:family="text">
      <style:text-properties officeooo:rsid="0048e290"/>
    </style:style>
    <style:style style:name="T11" style:family="text">
      <style:text-properties officeooo:rsid="0049814d"/>
    </style:style>
    <style:style style:name="T12" style:family="text">
      <style:text-properties officeooo:rsid="0049b432"/>
    </style:style>
    <style:style style:name="T13" style:family="text">
      <style:text-properties officeooo:rsid="004aea5f"/>
    </style:style>
    <style:style style:name="T14" style:family="text">
      <style:text-properties officeooo:rsid="002d9054"/>
    </style:style>
    <style:style style:name="T15" style:family="text">
      <style:text-properties officeooo:rsid="005e659b"/>
    </style:style>
    <style:style style:name="T16" style:family="text">
      <style:text-properties officeooo:rsid="0062ee1b"/>
    </style:style>
    <style:style style:name="T17" style:family="text">
      <style:text-properties officeooo:rsid="00641a85"/>
    </style:style>
    <style:style style:name="T18" style:family="text">
      <style:text-properties officeooo:rsid="0064acfe"/>
    </style:style>
    <style:style style:name="T19" style:family="text">
      <style:text-properties officeooo:rsid="00681330"/>
    </style:style>
    <style:style style:name="T20" style:family="text">
      <style:text-properties officeooo:rsid="006ceffc"/>
    </style:style>
    <style:style style:name="T21" style:family="text">
      <style:text-properties officeooo:rsid="006f003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bur Rahman</text:p>
      <text:p text:style-name="P4">RUET, Rajshahi, Bangladesh</text:p>
      <text:p text:style-name="P1"><text:span text:style-name="T4">Phone: 01739 83 48 66, Email: </text:span><text:a xlink:type="simple" xlink:href="mailto:habib_cse_ruet@yahoo.com" text:style-name="Internet_20_link" text:visited-style-name="Visited_20_Internet_20_Link"><text:span text:style-name="T5">habib_cse_ruet@yahoo.com</text:span></text:a></text:p>
      <text:p text:style-name="P2"><text:span text:style-name="T4">Website: </text:span><text:a xlink:type="simple" xlink:href="http://habib.tech/" text:style-name="Internet_20_link" text:visited-style-name="Visited_20_Internet_20_Link"><text:span text:style-name="T5">http://habib.tech</text:span></text:a></text:p>
      <text:p text:style-name="P5"/>
      <text:p text:style-name="P6"><text:span text:style-name="T1">November 18</text:span>, 20<text:span text:style-name="T1">17</text:span></text:p>
      <text:p text:style-name="P6"/>
      <text:p text:style-name="P8">Sonargoan University</text:p>
      <text:p text:style-name="P7">1<text:span text:style-name="T6">47/I Green Road, Tejgaon,</text:span></text:p>
      <text:p text:style-name="P6"><text:span text:style-name="T1">Dhaka-1215</text:span>, <text:span text:style-name="T1">Bangladesh</text:span></text:p>
      <text:p text:style-name="P6"/>
      <text:p text:style-name="P9">Dear <text:span text:style-name="T8">Registrar</text:span>:</text:p>
      <text:p text:style-name="P9"/>
      <text:p text:style-name="P13">I am writing you to apply for the Lecturer position in Computer Science and Engineering at Sonargoan University announced in the bdjobs.com. I am extremely interested in this position of your university as my commitment to undergraduate education, interest, and experience in academic as well as competitive programming background makes me a terrific fit. </text:p>
      <text:p text:style-name="P10"/>
      <text:p text:style-name="P11"><text:span text:style-name="T20">My objective as a teacher is to make the course topics more interesting to students because most of the students are trying to memorizing the topics and a great communication with students to learn about their feedbacks.</text:span></text:p>
      <text:p text:style-name="P10"/>
      <text:p text:style-name="P12">Highlights of my qualification includes-</text:p>
      <text:p text:style-name="P12"/>
      <text:list xml:id="list6701617258637567959" text:style-name="L1">
        <text:list-item>
          <text:p text:style-name="P14">Recently completed B. Sc. in Computer Science and Engineering <text:span text:style-name="T21">from</text:span> Rajshahi University of Engineering and Technology, Rajshahi, Bangladesh,</text:p>
        </text:list-item>
        <text:list-item>
          <text:p text:style-name="P15">Four years long competitive programming experience to do good in competitive programming contest as well as in academic,</text:p>
        </text:list-item>
        <text:list-item>
          <text:p text:style-name="P16">Programming Camp instruction experience to teach students programming, algorithms, and data structures more effectively,</text:p>
        </text:list-item>
        <text:list-item>
          <text:p text:style-name="P17">Five software project development experience to teach students developing software from scratch, and</text:p>
        </text:list-item>
        <text:list-item>
          <text:p text:style-name="P18">One academic year research experience in Natural Language Processing and Data Mining &amp; Machine Learning to encourage students about research and higher studies.</text:p>
        </text:list-item>
      </text:list>
      <text:p text:style-name="P9"/>
      <text:p text:style-name="P19">I am very excited about the opportunity of joining at your university, and I am enclosing my curriculum vitae. I will gladly provide any supporting materials upon request. Thank you for your</text:p>
      <text:p text:style-name="P19">consideration and I look forward to hearing from you soon.</text:p>
      <text:p text:style-name="P9"/>
      <text:p text:style-name="P9">Sincerely,</text:p>
      <text:p text:style-name="P9"/>
      <text:p text:style-name="P9"/>
      <text:p text:style-name="P9"/>
      <text:p text:style-name="P9"><text:span text:style-name="T7">(</text:span>Habibur Rahman<text:span text:style-name="T7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08:24.263505765</meta:creation-date>
    <dc:date>2017-11-16T22:26:34.275610364</dc:date>
    <meta:editing-duration>PT2H40M16S</meta:editing-duration>
    <meta:editing-cycles>9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59" meta:character-count="1754" meta:non-whitespace-character-count="1520"/>
  </office:meta>
</office:document-meta>
</file>